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" svg:font-family="'Nimbus Mono'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1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20.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Mono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SSH: El ataque Man In The Middle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Por qué es preferible usar SSH antes que Telnet?</text:p>
          </table:table-cell>
          <table:table-cell table:style-name="ce7" office:value-type="string" calcext:value-type="string">
            <text:p>Porque SSH es un estándar </text:p>
          </table:table-cell>
          <table:table-cell table:style-name="ce7" office:value-type="string" calcext:value-type="string">
            <text:p>Porque SSH es un protocolo más rápido que Telnet</text:p>
          </table:table-cell>
          <table:table-cell table:style-name="ce7" office:value-type="string" calcext:value-type="string">
            <text:p>Porque SSH encripta toda la comunicación entre finales mientras que Telnet lo envía como texto plano.</text:p>
          </table:table-cell>
          <table:table-cell table:style-name="ce7" office:value-type="string" calcext:value-type="string">
            <text:p>Porque Telnet es más propenso a dar errores de conexión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Por qué la primera conexión es el punto débil de SSH que aprovecha el ataque<text:span text:style-name="T1"> Man-In-The-Middle</text:span>?</text:p>
          </table:table-cell>
          <table:table-cell table:style-name="ce7" office:value-type="string" calcext:value-type="string">
            <text:p>Porque en la primera conexión, SSH se conecta sin comprobar la identidad del servidor.</text:p>
          </table:table-cell>
          <table:table-cell table:style-name="ce7" office:value-type="string" calcext:value-type="string">
            <text:p>Porque en la primera conexión, SSH no tiene guardado al servidor en su archivo <text:span text:style-name="T1">known hosts</text:span>.</text:p>
          </table:table-cell>
          <table:table-cell table:style-name="ce7" office:value-type="string" calcext:value-type="string">
            <text:p>Porque, o bien tenemos el parámetro <text:span text:style-name="T1">StrictHostKeyChecking </text:span>con el valor <text:span text:style-name="T1">yes</text:span>, o bien lo tenemos con el valor <text:span text:style-name="T1">ask</text:span> y hemos permitido la conexión.</text:p>
          </table:table-cell>
          <table:table-cell table:style-name="ce7" office:value-type="string" calcext:value-type="string">
            <text:p>Todas las anteriores son correctas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ómo podemos evitar un ataque <text:span text:style-name="T1">Man-In-The-Middle</text:span> en la primera conexión a un servidor SSH?</text:p>
          </table:table-cell>
          <table:table-cell table:style-name="ce7" office:value-type="string" calcext:value-type="string">
            <text:p>No conectándonos a servidores a los que no nos hayamos conectado antes.</text:p>
          </table:table-cell>
          <table:table-cell table:style-name="ce7" office:value-type="string" calcext:value-type="string">
            <text:p>Comparando el <text:span text:style-name="T1">fingerprint</text:span> del servidor que nos muestra SSH, con el <text:span text:style-name="T1">fingerprint</text:span> del servidor al que nos queremos conectar.</text:p>
          </table:table-cell>
          <table:table-cell table:style-name="ce7" office:value-type="string" calcext:value-type="string">
            <text:p>No se puede evitar un ataque <text:span text:style-name="T1">Man-In-The-Middle </text:span><text:span text:style-name="T3">en la primera conexión.</text:span></text:p>
          </table:table-cell>
          <table:table-cell table:style-name="ce7" office:value-type="string" calcext:value-type="string">
            <text:p>Usando contraseñas muy largas y muy seguras.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n el ataque SSH realizado en el trabajo, ¿para qué se usa el programa <text:span text:style-name="T2">dnsspoof</text:span>?</text:p>
          </table:table-cell>
          <table:table-cell table:style-name="ce7" office:value-type="string" calcext:value-type="string">
            <text:p>Para realizar la escucha de la conexión SSH.</text:p>
          </table:table-cell>
          <table:table-cell table:style-name="ce7" office:value-type="string" calcext:value-type="string">
            <text:p>Para redirigir el tráfico hacia nuestra máquina.</text:p>
          </table:table-cell>
          <table:table-cell table:style-name="ce7" office:value-type="string" calcext:value-type="string">
            <text:p>Para hacer creer al cliente que la dirección IP del servidor es la dirección IP de nuestra máquina.</text:p>
          </table:table-cell>
          <table:table-cell table:style-name="ce7" office:value-type="string" calcext:value-type="string">
            <text:p>Ninguna de las anteriores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es más seguro: usar clave pública o contraseña?</text:p>
          </table:table-cell>
          <table:table-cell table:style-name="ce7" office:value-type="string" calcext:value-type="string">
            <text:p>Clave pública</text:p>
          </table:table-cell>
          <table:table-cell table:style-name="ce7" office:value-type="string" calcext:value-type="string">
            <text:p>Contraseña</text:p>
          </table:table-cell>
          <table:table-cell table:style-name="ce7" office:value-type="string" calcext:value-type="string">
            <text:p>Cualquier otro método de autenticación.</text:p>
          </table:table-cell>
          <table:table-cell table:style-name="ce7" office:value-type="string" calcext:value-type="string">
            <text:p>Son igual de seguras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valor debemos dar al parámetro -t de ssh-keygen para generar un par de claves para el protocolo 1 de SSH?</text:p>
          </table:table-cell>
          <table:table-cell table:style-name="ce7" office:value-type="string" calcext:value-type="string">
            <text:p>dsa</text:p>
          </table:table-cell>
          <table:table-cell table:style-name="ce7" office:value-type="string" calcext:value-type="string">
            <text:p>rsa</text:p>
          </table:table-cell>
          <table:table-cell table:style-name="ce7" office:value-type="string" calcext:value-type="string">
            <text:p>rsa1</text:p>
          </table:table-cell>
          <table:table-cell table:style-name="ce7" office:value-type="string" calcext:value-type="string">
            <text:p>Cualquier valor es válido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SSH: El ataque Man In The Middle" calcext:value-type="string">
            <text:p>SSH: El ataque Man In The Middle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Por qué es preferible usar SSH antes que Telnet?" calcext:value-type="string">
            <text:p>¿Por qué es preferible usar SSH antes que Telnet?</text:p>
          </table:table-cell>
          <table:table-cell table:formula="of:=[Cuestiones.B3]" office:value-type="string" office:string-value="Porque SSH es un estándar " calcext:value-type="string">
            <text:p>Porque SSH es un estándar </text:p>
          </table:table-cell>
          <table:table-cell table:formula="of:=[Cuestiones.C3]" office:value-type="string" office:string-value="Porque SSH es un protocolo más rápido que Telnet" calcext:value-type="string">
            <text:p>Porque SSH es un protocolo más rápido que Telnet</text:p>
          </table:table-cell>
          <table:table-cell table:formula="of:=[Cuestiones.D3]" office:value-type="string" office:string-value="Porque SSH encripta toda la comunicación entre finales mientras que Telnet lo envía como texto plano." calcext:value-type="string">
            <text:p>Porque SSH encripta toda la comunicación entre finales mientras que Telnet lo envía como texto plano.</text:p>
          </table:table-cell>
          <table:table-cell table:formula="of:=[Cuestiones.E3]" office:value-type="string" office:string-value="Porque Telnet es más propenso a dar errores de conexión." calcext:value-type="string">
            <text:p>Porque Telnet es más propenso a dar errores de conexión.</text:p>
          </table:table-cell>
          <table:table-cell table:formula="of:=[Cuestiones.F3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4]" office:value-type="string" office:string-value="¿Por qué la primera conexión es el punto débil de SSH que aprovecha el ataque Man-In-The-Middle?" calcext:value-type="string">
            <text:p>¿Por qué la primera conexión es el punto débil de SSH que aprovecha el ataque Man-In-The-Middle?</text:p>
          </table:table-cell>
          <table:table-cell table:formula="of:=[Cuestiones.B4]" office:value-type="string" office:string-value="Porque en la primera conexión, SSH se conecta sin comprobar la identidad del servidor." calcext:value-type="string">
            <text:p>Porque en la primera conexión, SSH se conecta sin comprobar la identidad del servidor.</text:p>
          </table:table-cell>
          <table:table-cell table:formula="of:=[Cuestiones.C4]" office:value-type="string" office:string-value="Porque en la primera conexión, SSH no tiene guardado al servidor en su archivo known hosts." calcext:value-type="string">
            <text:p>Porque en la primera conexión, SSH no tiene guardado al servidor en su archivo known hosts.</text:p>
          </table:table-cell>
          <table:table-cell table:formula="of:=[Cuestiones.D4]" office:value-type="string" office:string-value="Porque, o bien tenemos el parámetro StrictHostKeyChecking con el valor yes, o bien lo tenemos con el valor ask y hemos permitido la conexión." calcext:value-type="string">
            <text:p>Porque, o bien tenemos el parámetro StrictHostKeyChecking con el valor yes, o bien lo tenemos con el valor ask y hemos permitido la conexión.</text:p>
          </table:table-cell>
          <table:table-cell table:formula="of:=[Cuestiones.E4]" office:value-type="string" office:string-value="Todas las anteriores son correctas" calcext:value-type="string">
            <text:p>Todas las anteriores son correctas</text:p>
          </table:table-cell>
          <table:table-cell table:formula="of:=[Cuestiones.F4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5]" office:value-type="string" office:string-value="¿Cómo podemos evitar un ataque Man-In-The-Middle en la primera conexión a un servidor SSH?" calcext:value-type="string">
            <text:p>¿Cómo podemos evitar un ataque Man-In-The-Middle en la primera conexión a un servidor SSH?</text:p>
          </table:table-cell>
          <table:table-cell table:formula="of:=[Cuestiones.B5]" office:value-type="string" office:string-value="No conectándonos a servidores a los que no nos hayamos conectado antes." calcext:value-type="string">
            <text:p>No conectándonos a servidores a los que no nos hayamos conectado antes.</text:p>
          </table:table-cell>
          <table:table-cell table:formula="of:=[Cuestiones.C5]" office:value-type="string" office:string-value="Comparando el fingerprint del servidor que nos muestra SSH, con el fingerprint del servidor al que nos queremos conectar." calcext:value-type="string">
            <text:p>Comparando el fingerprint del servidor que nos muestra SSH, con el fingerprint del servidor al que nos queremos conectar.</text:p>
          </table:table-cell>
          <table:table-cell table:formula="of:=[Cuestiones.D5]" office:value-type="string" office:string-value="No se puede evitar un ataque Man-In-The-Middle en la primera conexión." calcext:value-type="string">
            <text:p>No se puede evitar un ataque Man-In-The-Middle en la primera conexión.</text:p>
          </table:table-cell>
          <table:table-cell table:formula="of:=[Cuestiones.E5]" office:value-type="string" office:string-value="Usando contraseñas muy largas y muy seguras." calcext:value-type="string">
            <text:p>Usando contraseñas muy largas y muy seguras.</text:p>
          </table:table-cell>
          <table:table-cell table:formula="of:=[Cuestiones.F5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6]" office:value-type="string" office:string-value="En el ataque SSH realizado en el trabajo, ¿para qué se usa el programa dnsspoof?" calcext:value-type="string">
            <text:p>En el ataque SSH realizado en el trabajo, ¿para qué se usa el programa dnsspoof?</text:p>
          </table:table-cell>
          <table:table-cell table:formula="of:=[Cuestiones.B6]" office:value-type="string" office:string-value="Para realizar la escucha de la conexión SSH." calcext:value-type="string">
            <text:p>Para realizar la escucha de la conexión SSH.</text:p>
          </table:table-cell>
          <table:table-cell table:formula="of:=[Cuestiones.C6]" office:value-type="string" office:string-value="Para redirigir el tráfico hacia nuestra máquina." calcext:value-type="string">
            <text:p>Para redirigir el tráfico hacia nuestra máquina.</text:p>
          </table:table-cell>
          <table:table-cell table:formula="of:=[Cuestiones.D6]" office:value-type="string" office:string-value="Para hacer creer al cliente que la dirección IP del servidor es la dirección IP de nuestra máquina." calcext:value-type="string">
            <text:p>Para hacer creer al cliente que la dirección IP del servidor es la dirección IP de nuestra máquina.</text:p>
          </table:table-cell>
          <table:table-cell table:formula="of:=[Cuestiones.E6]" office:value-type="string" office:string-value="Ninguna de las anteriores" calcext:value-type="string">
            <text:p>Ninguna de las anteriores</text:p>
          </table:table-cell>
          <table:table-cell table:formula="of:=[Cuestiones.F6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7]" office:value-type="string" office:string-value="¿Qué es más seguro: usar clave pública o contraseña?" calcext:value-type="string">
            <text:p>¿Qué es más seguro: usar clave pública o contraseña?</text:p>
          </table:table-cell>
          <table:table-cell table:formula="of:=[Cuestiones.B7]" office:value-type="string" office:string-value="Clave pública" calcext:value-type="string">
            <text:p>Clave pública</text:p>
          </table:table-cell>
          <table:table-cell table:formula="of:=[Cuestiones.C7]" office:value-type="string" office:string-value="Contraseña" calcext:value-type="string">
            <text:p>Contraseña</text:p>
          </table:table-cell>
          <table:table-cell table:formula="of:=[Cuestiones.D7]" office:value-type="string" office:string-value="Cualquier otro método de autenticación." calcext:value-type="string">
            <text:p>Cualquier otro método de autenticación.</text:p>
          </table:table-cell>
          <table:table-cell table:formula="of:=[Cuestiones.E7]" office:value-type="string" office:string-value="Son igual de seguras." calcext:value-type="string">
            <text:p>Son igual de seguras.</text:p>
          </table:table-cell>
          <table:table-cell table:formula="of:=[Cuestiones.F7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8]" office:value-type="string" office:string-value="¿Qué valor debemos dar al parámetro -t de ssh-keygen para generar un par de claves para el protocolo 1 de SSH?" calcext:value-type="string">
            <text:p>¿Qué valor debemos dar al parámetro -t de ssh-keygen para generar un par de claves para el protocolo 1 de SSH?</text:p>
          </table:table-cell>
          <table:table-cell table:formula="of:=[Cuestiones.B8]" office:value-type="string" office:string-value="dsa" calcext:value-type="string">
            <text:p>dsa</text:p>
          </table:table-cell>
          <table:table-cell table:formula="of:=[Cuestiones.C8]" office:value-type="string" office:string-value="rsa" calcext:value-type="string">
            <text:p>rsa</text:p>
          </table:table-cell>
          <table:table-cell table:formula="of:=[Cuestiones.D8]" office:value-type="string" office:string-value="rsa1" calcext:value-type="string">
            <text:p>rsa1</text:p>
          </table:table-cell>
          <table:table-cell table:formula="of:=[Cuestiones.E8]" office:value-type="string" office:string-value="Cualquier valor es válido." calcext:value-type="string">
            <text:p>Cualquier valor es válido.</text:p>
          </table:table-cell>
          <table:table-cell table:formula="of:=[Cuestiones.F8]" office:value-type="string" office:string-value="C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" svg:font-family="'Nimbus Mono'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4:44:34.1537540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12-01T14:52:04.930335344</dc:date>
    <meta:editing-duration>PT17H8M23S</meta:editing-duration>
    <meta:editing-cycles>187</meta:editing-cycles>
    <meta:generator>LibreOffice/5.0.3.2$Linux_X86_64 LibreOffice_project/00m0$Build-2</meta:generator>
    <meta:document-statistic meta:table-count="2" meta:cell-count="92" meta:object-count="0"/>
  </office:meta>
</office:document-meta>
</file>